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b1c4" officeooo:paragraph-rsid="0008b1c4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8b1c4" officeooo:paragraph-rsid="0008b1c4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8b1c4" officeooo:paragraph-rsid="0008b1c4"/>
    </style:style>
    <style:style style:name="P4" style:family="paragraph" style:parent-style-name="Standard">
      <style:paragraph-properties fo:text-align="end" style:justify-single-word="false"/>
      <style:text-properties style:text-underline-style="none" officeooo:rsid="0008b1c4" officeooo:paragraph-rsid="0008b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oš Tomašov, Ľuda Ondrejova 728/3, 971 01 Prievidza</text:p>
      <text:p text:style-name="P1"/>
      <text:p text:style-name="P1"/>
      <text:p text:style-name="P3">SOŠ Handlová</text:p>
      <text:p text:style-name="P3">Lipová 8</text:p>
      <text:p text:style-name="P3">972 51 Handlová</text:p>
      <text:p text:style-name="P4"/>
      <text:p text:style-name="P4">Bratislava 30.08.2024</text:p>
      <text:p text:style-name="P4"/>
      <text:p text:style-name="P4"/>
      <text:p text:style-name="P2">Žiadosť o opakovanie 1. ročníka</text:p>
      <text:p text:style-name="P2"/>
      <text:p text:style-name="P3"><text:tab/>Vzhľadom na neúspešné absolbovanie 1. ročníka v odbore SOŠ Handlová, žiadam o opakovanie ročníka v tom istom odbore na Vašej škole.</text:p>
      <text:p text:style-name="P3"/>
      <text:p text:style-name="P3"/>
      <text:p text:style-name="P3">S pozdravom</text:p>
      <text:p text:style-name="P4"/>
      <text:p text:style-name="P4"/>
      <text:p text:style-name="P4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2:25:50.463435333</meta:creation-date>
    <dc:date>2024-02-06T12:29:53.729253696</dc:date>
    <meta:editing-duration>PT4M4S</meta:editing-duration>
    <meta:editing-cycles>1</meta:editing-cycles>
    <meta:document-statistic meta:table-count="0" meta:image-count="0" meta:object-count="0" meta:page-count="1" meta:paragraph-count="9" meta:word-count="47" meta:character-count="296" meta:non-whitespace-character-count="257"/>
    <meta:generator>LibreOffice/7.5.9.2$Linux_X86_64 LibreOffice_project/50$Build-2</meta:generator>
  </office:meta>
</office:document-meta>
</file>